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fo:font-weight="bold" officeooo:rsid="0008ac26" officeooo:paragraph-rsid="000c4542" style:font-weight-asian="bold" style:font-weight-complex="bold"/>
    </style:style>
    <style:style style:name="P2" style:family="paragraph" style:parent-style-name="Standard">
      <style:text-properties fo:font-weight="bold" officeooo:rsid="0008ac26" officeooo:paragraph-rsid="00127e3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a155" officeooo:paragraph-rsid="0010a155" style:font-weight-asian="bold" style:font-weight-complex="bold"/>
    </style:style>
    <style:style style:name="P5" style:family="paragraph" style:parent-style-name="Standard">
      <style:text-properties fo:font-weight="bold" officeooo:paragraph-rsid="000c4542" style:font-weight-asian="bold" style:font-weight-complex="bold"/>
    </style:style>
    <style:style style:name="P6" style:family="paragraph" style:parent-style-name="Standard">
      <style:text-properties fo:font-weight="bold" officeooo:paragraph-rsid="00127e35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paragraph-rsid="000c4542" style:font-weight-asian="normal" style:font-weight-complex="normal"/>
    </style:style>
    <style:style style:name="T1" style:family="text">
      <style:text-properties officeooo:rsid="0006fc6b"/>
    </style:style>
    <style:style style:name="T2" style:family="text">
      <style:text-properties officeooo:rsid="000fb78f"/>
    </style:style>
    <style:style style:name="T3" style:family="text">
      <style:text-properties officeooo:rsid="00127e35"/>
    </style:style>
    <style:style style:name="T4" style:family="text">
      <style:text-properties fo:font-variant="normal" fo:text-transform="none" fo:color="#222222" loext:opacity="100%" style:font-name="Roboto" fo:font-size="10.5pt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822_4272753056"/><text:bookmark-start text:name="__DdeLink__815_4272753056"/>4.10.<text:span text:style-name="T2">5</text:span>_<text:span text:style-name="T1">Рецензии</text:span>.py<text:bookmark-end text:name="__DdeLink__822_4272753056"/><text:bookmark-end text:name="__DdeLink__815_4272753056"/></text:p>
      <text:p text:style-name="P3"><text:bookmark-start text:name="__DdeLink__1069_229474428"/>Решение #959233358</text:p>
      <text:p text:style-name="P7"># "Дисклеймер": </text:p>
      <text:p text:style-name="P7"># <text:s text:c="2"/>1. В задании не указано, что нужно собирать информацию изнутри карточек (для этого будут задания дальше, как и на получение имён аттрибутов)</text:p>
      <text:p text:style-name="P7"># <text:s text:c="2"/>2. Поля name и price - есть у каждой позиции, аттрибоутов id у этих полей нет, поэтому они указаны жестко в коде</text:p>
      <text:p text:style-name="P7"># <text:s text:c="2"/>3. На страницах с карточками, у &lt;li&gt; нет аттрибутов id, поэтому тип указан сплитом и кириллицей</text:p>
      <text:p text:style-name="P7"/>
      <text:p text:style-name="P7">import requests</text:p>
      <text:p text:style-name="P7">from bs4 import BeautifulSoup</text:p>
      <text:p text:style-name="P7">import json</text:p>
      <text:p text:style-name="P7"/>
      <text:p text:style-name="P7">url = 'https://parsinger.ru/html/index1_page_1.html'</text:p>
      <text:p text:style-name="P7"/>
      <text:p text:style-name="P7"># generate root url</text:p>
      <text:p text:style-name="P7">root = url[:-len(url.split('/')[-1])]</text:p>
      <text:p text:style-name="P7"/>
      <text:p text:style-name="P7"># soup helper</text:p>
      <text:p text:style-name="P7">def get_soup(url):</text:p>
      <text:p text:style-name="P7"><text:s text:c="4"/>response = requests.get(url)</text:p>
      <text:p text:style-name="P7"><text:s text:c="4"/>response.encoding = 'utf-8'</text:p>
      <text:p text:style-name="P7"><text:s text:c="4"/>return BeautifulSoup(response.text, 'lxml')</text:p>
      <text:p text:style-name="P7"/>
      <text:p text:style-name="P7"># get links to all sections</text:p>
      <text:p text:style-name="P7">sections = []</text:p>
      <text:p text:style-name="P7">sections.extend(root+sections['href'] for sections in get_soup(url).find('div', class_='nav_menu').find_all('a'))</text:p>
      <text:p text:style-name="P7"/>
      <text:p text:style-name="P7"># get links to all pages</text:p>
      <text:p text:style-name="P7">pages=[]</text:p>
      <text:p text:style-name="P7">for section_url in sections:</text:p>
      <text:p text:style-name="P7"><text:s text:c="4"/>pages.extend(root+page['href'] for page in get_soup(section_url).find('div', class_='pagen').find_all('a'))</text:p>
      <text:p text:style-name="P7"/>
      <text:p text:style-name="P7"># items parsing</text:p>
      <text:p text:style-name="P7">json_data = []</text:p>
      <text:p text:style-name="P7">for page in pages:</text:p>
      <text:p text:style-name="P7"><text:s text:c="4"/>soup = get_soup(page)</text:p>
      <text:p text:style-name="P7"><text:s text:c="4"/>for item in soup.find_all('div', class_='item'):</text:p>
      <text:p text:style-name="P7"><text:s text:c="8"/>item_description = [data.text for data in item.find('div', class_='description').find_all('li')]</text:p>
      <text:p text:style-name="P7"><text:s text:c="8"/>json_data.append({</text:p>
      <text:p text:style-name="P7"><text:s text:c="12"/>'Название': item.find('a', class_='name_item').text,</text:p>
      <text:p text:style-name="P7"><text:s text:c="12"/>item_description[0].split(':')[0].strip(): item_description[0].split(':')[1].strip(),</text:p>
      <text:p text:style-name="P7"><text:s text:c="12"/>item_description[1].split(':')[0].strip(): item_description[1].split(':')[1].strip(),</text:p>
      <text:p text:style-name="P7"><text:s text:c="12"/>item_description[2].split(':')[0].strip(): item_description[2].split(':')[1].strip(),</text:p>
      <text:p text:style-name="P7"><text:s text:c="12"/>item_description[3].split(':')[0].strip(): item_description[3].split(':')[1].strip(),</text:p>
      <text:p text:style-name="P7"><text:s text:c="12"/>'Цена': item.find('p', class_='price').text</text:p>
      <text:p text:style-name="P7"><text:s text:c="8"/>})</text:p>
      <text:p text:style-name="P7"/>
      <text:p text:style-name="P7"># json file output</text:p>
      <text:p text:style-name="P7"><text:soft-page-break/>with open('data_02.json', 'w', encoding='utf-8') as json_file:</text:p>
      <text:p text:style-name="P7"><text:s text:c="4"/>json.dump(json_data, json_file, indent=4, ensure_ascii=False)<text:bookmark-end text:name="__DdeLink__1069_229474428"/></text:p>
      <text:p text:style-name="P7"/>
      <text:p text:style-name="P1">РЕЦЕНЗИЯ:</text:p>
      <text:p text:style-name="P4">Хорошее решение</text:p>
      <text:p text:style-name="P8"/>
      <text:p text:style-name="P5">Решение #959501491</text:p>
      <text:p text:style-name="P8"># мой вариант</text:p>
      <text:p text:style-name="P8"># импортируем нужные библиотеки</text:p>
      <text:p text:style-name="P8">from bs4 import BeautifulSoup</text:p>
      <text:p text:style-name="P8">import requests</text:p>
      <text:p text:style-name="P8">import json</text:p>
      <text:p text:style-name="P8"># берем "базовый url" и делаем следующее - смотрим количество сттраниц и формируем ссылки для парсинга данных с каждой страницы</text:p>
      <text:p text:style-name="P8">url = 'https://parsinger.ru/html/index1_page_1.html' </text:p>
      <text:p text:style-name="P8">response = requests.get(url=url)</text:p>
      <text:p text:style-name="P8">response.encoding = 'utf-8'</text:p>
      <text:p text:style-name="P8">soup = BeautifulSoup(response.text, 'lxml')</text:p>
      <text:p text:style-name="P8">shema = 'http://parsinger.ru/html/'</text:p>
      <text:p text:style-name="P8"># количество страниц</text:p>
      <text:p text:style-name="P8">pagen = [f"{shema}{link['href']}" for link in soup.find('div', class_='pagen').find_all('a')]</text:p>
      <text:p text:style-name="P8">pagen1 = [f"{shema}{link['href']}" for link in soup.find('div', class_='nav_menu').find_all('a')]</text:p>
      <text:p text:style-name="P8"/>
      <text:p text:style-name="P8"># список </text:p>
      <text:p text:style-name="P8">result_json = []</text:p>
      <text:p text:style-name="P8"># прогоняем через цикл</text:p>
      <text:p text:style-name="P8">for p in range(1,len(pagen1)+1):</text:p>
      <text:p text:style-name="P8"><text:s text:c="4"/>for i in range(1,len(pagen)+1):</text:p>
      <text:p text:style-name="P8"><text:s text:c="8"/>url = f'https://parsinger.ru/html/index{p}_page_{i}.html'</text:p>
      <text:p text:style-name="P8"><text:s text:c="8"/>response = requests.get(url=url)</text:p>
      <text:p text:style-name="P8"><text:s text:c="8"/>response.encoding = 'utf-8'</text:p>
      <text:p text:style-name="P8"><text:s text:c="8"/>soup = BeautifulSoup(response.text, 'lxml')</text:p>
      <text:p text:style-name="P8"><text:s text:c="8"/>for item in soup.find_all('div', class_='item'):</text:p>
      <text:p text:style-name="P8"><text:s text:c="12"/>item_description = [data.text for data in item.find('div', class_='description').find_all('li')]</text:p>
      <text:p text:style-name="P8"><text:s text:c="12"/>json_data.append({</text:p>
      <text:p text:style-name="P8"><text:s text:c="16"/>'Название': item.find('a', class_='name_item').text,</text:p>
      <text:p text:style-name="P8"><text:s text:c="16"/>item_description[0].split(':')[0].strip(): item_description[0].split(':')[1].strip(),</text:p>
      <text:p text:style-name="P8"><text:s text:c="16"/>item_description[1].split(':')[0].strip(): item_description[1].split(':')[1].strip(),</text:p>
      <text:p text:style-name="P8"><text:s text:c="16"/>item_description[2].split(':')[0].strip(): item_description[2].split(':')[1].strip(),</text:p>
      <text:p text:style-name="P8"><text:s text:c="16"/>item_description[3].split(':')[0].strip(): item_description[3].split(':')[1].strip(),</text:p>
      <text:p text:style-name="P8"><text:s text:c="16"/>'Цена': item.find('p', class_='price').text</text:p>
      <text:p text:style-name="P8"><text:s text:c="12"/>})</text:p>
      <text:p text:style-name="P8"/>
      <text:p text:style-name="P8"># json file output</text:p>
      <text:p text:style-name="P8">with open('data12356.json', 'w', encoding='utf-8') as json_file:</text:p>
      <text:p text:style-name="P8"><text:s text:c="4"/>json.dump(json_data, json_file, indent=4, ensure_ascii=False)</text:p>
      <text:p text:style-name="P2">РЕЦЕНЗИЯ:</text:p>
      <text:p text:style-name="P6"><text:span text:style-name="T3">Невнимательность: после объявления списка result_json = [], далее при наполнении используется другой список: </text:span><text:span text:style-name="T4">json_data</text:span><text:span text:style-name="T3"> , и возникает ошибка. Я исправил название списка и код корректно работает 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32:44.182013061</meta:creation-date>
    <dc:date>2023-05-17T21:20:46.043404483</dc:date>
    <meta:editing-duration>PT13H35M2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82" meta:word-count="363" meta:character-count="4016" meta:non-whitespace-character-count="3421"/>
  </office:meta>
</office:document-meta>
</file>